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rsid="000dda48" officeooo:paragraph-rsid="000dda48"/>
    </style:style>
    <style:style style:name="T1" style:family="text">
      <style:text-properties officeooo:rsid="000dda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0<text:span text:style-name="T1">5</text:span></text:p>
      <text:p text:style-name="P1">Objective: Answer each question</text:p>
      <text:p text:style-name="P2">Questions</text:p>
      <text:p text:style-name="P1">1. Explain the <text:span text:style-name="T1">importance of data and asset classifications.</text:span></text:p>
      <text:p text:style-name="P4">2. Define PII and PHI.</text:p>
      <text:p text:style-name="P4">3. How do you manage sensitive information?</text:p>
      <text:p text:style-name="P4">4. Describe the three data states.</text:p>
      <text:p text:style-name="P4">5. Define DLP.</text:p>
      <text:p text:style-name="P4">6. Compare data destruction methods in the chapter.</text:p>
      <text:p text:style-name="P4">7. Describe data remanence.</text:p>
      <text:p text:style-name="P4">8. What is record retention policies?</text:p>
      <text:p text:style-name="P4">9. What is the difference between end of life and end of support?</text:p>
      <text:p text:style-name="P4">10. Explain DRM.</text:p>
      <text:p text:style-name="P4">11. Explain CASB.</text:p>
      <text:p text:style-name="P4">12. Define pseudonymization.</text:p>
      <text:p text:style-name="P4">13. Define tokenization.</text:p>
      <text:p text:style-name="P4">14. Define anonymization.</text:p>
      <text:p text:style-name="P4">15. What are some data roles and explain their responsibilities?</text:p>
      <text:p text:style-name="P4">16. What are security controls baseline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5:23:00.406149873</meta:creation-date>
    <dc:date>2026-02-11T04:22:56.363652120</dc:date>
    <meta:editing-duration>PT14M5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99" meta:character-count="619" meta:non-whitespace-character-count="539"/>
  </office:meta>
</office:document-meta>
</file>